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58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Panie mój wiesz że Cię kocham</text:span><text:span text:style-name="T1"><text:line-break/></text:span><text:span text:style-name="T1">Ty wszystko wiesz miłuję Cię</text:span><text:span text:style-name="T1"><text:line-break/></text:span><text:span text:style-name="T1">Panie mój wiesz że Cię kocham</text:span><text:span text:style-name="T1"><text:line-break/></text:span><text:span text:style-name="T1">Ty wszystko wiesz miłuję Cię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creation-date>2006-06-13T23:40:57</meta:creation-date>
    <dc:creator>Woda Życia</dc:creator>
    <dc:date>2013-02-12T20:10:06.70</dc:date>
    <dc:language>pl-PL</dc:language>
    <meta:editing-cycles>8</meta:editing-cycles>
    <meta:editing-duration>PT4M58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